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2" style:family="paragraph" style:parent-style-name="Heading_20_3">
      <style:text-properties fo:font-variant="normal" fo:text-transform="none" fo:color="#942723" style:font-name="Arial1" fo:font-size="10.5pt" fo:letter-spacing="normal" fo:font-style="normal" fo:font-weight="normal"/>
    </style:style>
    <style:style style:name="P3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4" style:family="paragraph" style:parent-style-name="Heading_20_3">
      <style:paragraph-properties fo:margin-top="0.423cm" fo:margin-bottom="0.212cm" fo:keep-with-next="always"/>
      <style:text-properties fo:font-variant="normal" fo:text-transform="none" fo:color="#942723" style:font-name="Arial1" fo:font-size="10.5pt" fo:letter-spacing="normal" fo:font-style="normal" fo:font-weight="normal"/>
    </style:style>
    <style:style style:name="P5" style:family="paragraph" style:parent-style-name="Text_20_body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942723" style:font-name="Arial1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8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942723" style:font-name="Arial1" fo:font-size="10.5pt" fo:letter-spacing="normal" fo:font-style="normal" fo:font-weight="normal"/>
    </style:style>
    <style:style style:name="P9" style:family="paragraph" style:parent-style-name="Text_20_body" style:list-style-name="L2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0" style:family="paragraph" style:parent-style-name="Text_20_body" style:list-style-name="L4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1" style:family="paragraph" style:parent-style-name="Text_20_body" style:list-style-name="L5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2" style:family="paragraph" style:parent-style-name="Text_20_body" style:list-style-name="L6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3" style:family="paragraph" style:parent-style-name="Text_20_body" style:list-style-name="L7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4" style:family="paragraph" style:parent-style-name="Text_20_body" style:list-style-name="L9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7" style:family="paragraph" style:parent-style-name="Text_20_body" style:list-style-name="L3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8" style:family="paragraph" style:parent-style-name="Text_20_body" style:list-style-name="L4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9" style:family="paragraph" style:parent-style-name="Text_20_body" style:list-style-name="L5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0" style:family="paragraph" style:parent-style-name="Text_20_body" style:list-style-name="L6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1" style:family="paragraph" style:parent-style-name="Text_20_body" style:list-style-name="L7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2" style:family="paragraph" style:parent-style-name="Text_20_body" style:list-style-name="L8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3" style:family="paragraph" style:parent-style-name="Text_20_body" style:list-style-name="L9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24" style:family="paragraph" style:parent-style-name="Text_20_body" style:list-style-name="L7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25" style:family="paragraph" style:parent-style-name="Text_20_body" style:list-style-name="L1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T1" style:family="text">
      <style:text-properties fo:color="#4c4c4c"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</text:p>
      <text:list xml:id="list27567460" text:style-name="L1">
        <text:list-item>
          <text:p text:style-name="P15">Présenter une approche pragmatique des ESB</text:p>
        </text:list-item>
        <text:list-item>
          <text:p text:style-name="P15">Mise en place avec des technologies Open Source et les patterns d'intégration (EIP)</text:p>
        </text:list-item>
        <text:list-item>
          <text:p text:style-name="P15">Mise en œuvre d'une solution d'intégration simple et distribuée</text:p>
        </text:list-item>
        <text:list-item>
          <text:p text:style-name="P15">Savoir déployer un environnement fiable et robuste</text:p>
        </text:list-item>
        <text:list-item>
          <text:p text:style-name="P25">Surveiller et administrer cet environnement</text:p>
        </text:list-item>
      </text:list>
      <text:p text:style-name="P8"/>
      <text:p text:style-name="P1">Présentation</text:p>
      <text:p text:style-name="P6"><text:span text:style-name="T1">Depuis plusieurs années maintenant, les ESB sont présentés comme la solution miracle du système d'information. Mais comment peut on le définir ? Comment cela fonctionne-t-il ? A quoi cela sert-il ? Quelques minutes de recherche suffiront à vous déboussoler : une multitude de définitions différentes, les arguments péremptoires des pros et anti-ESB.</text:span> </text:p>
      <text:p text:style-name="P6"/>
      <text:p text:style-name="P1">Contenu</text:p>
      <text:h text:style-name="P2" text:outline-level="3">De la difficulté de définir un ESB</text:h>
      <text:list xml:id="list27567551" text:style-name="L2">
        <text:list-item>
          <text:p text:style-name="P16">La problématique d'intégration</text:p>
        </text:list-item>
        <text:list-item>
          <text:p text:style-name="P16">Du 'point à point' aux ESB en passant par les EAI</text:p>
        </text:list-item>
        <text:list-item>
          <text:p text:style-name="P16">Les ESB : une situation confuse</text:p>
        </text:list-item>
        <text:list-item>
          <text:p text:style-name="P16">Un concept, un pattern, une infrastructure ou un produit ?</text:p>
        </text:list-item>
        <text:list-item>
          <text:p text:style-name="P9">ESB et SOA</text:p>
        </text:list-item>
      </text:list>
      <text:p text:style-name="P5"/>
      <text:h text:style-name="P4" text:outline-level="3">Comprendre les principes fondamentaux d'un ESB</text:h>
      <text:list xml:id="list27627333" text:continue-numbering="true" text:style-name="L2">
        <text:list-item>
          <text:p text:style-name="P16">Communication entre des systèmes</text:p>
        </text:list-item>
        <text:list-item>
          <text:p text:style-name="P16">Couplage lâche : suppression des adhérences entre systèmes</text:p>
        </text:list-item>
        <text:list-item>
          <text:p text:style-name="P16">Distributivité</text:p>
        </text:list-item>
        <text:list-item>
          <text:p text:style-name="P16">Connectivité, adaptateur de protocoles</text:p>
        </text:list-item>
        <text:list-item>
          <text:p text:style-name="P16">Transformation et enrichissement de messages</text:p>
        </text:list-item>
        <text:list-item>
          <text:p text:style-name="P16">Routage</text:p>
        </text:list-item>
        <text:list-item>
          <text:p text:style-name="P16">Sécurité et intégrité</text:p>
        </text:list-item>
      </text:list>
      <text:p text:style-name="P7"/>
      <text:h text:style-name="P3" text:outline-level="3">L'architecture d'un ESB</text:h>
      <text:list xml:id="list27570166" text:style-name="L3">
        <text:list-item>
          <text:p text:style-name="P17">Le message</text:p>
        </text:list-item>
        <text:list-item>
          <text:p text:style-name="P17">Le MOM d'entreprise, cœur des communications de l'ESB : distributivité et fiabilité</text:p>
        </text:list-item>
        <text:list-item>
          <text:p text:style-name="P17">Les services : configuration métier</text:p>
        </text:list-item>
        <text:list-item>
          <text:p text:style-name="P17">Les endpoints : destination</text:p>
        </text:list-item>
        <text:list-item>
          <text:p text:style-name="P17">Les routeurs : aiguillage intelligent</text:p>
        </text:list-item>
        <text:list-item>
          <text:p text:style-name="P17">Les adaptateurs : connexion des applications</text:p>
        </text:list-item>
        <text:list-item>
          <text:p text:style-name="P17">La spécification OSGi (Open Services Gateway initiative)</text:p>
        </text:list-item>
        <text:list-item>
          <text:p text:style-name="P17">La spécification JBI (Java Business Integration)</text:p>
        </text:list-item>
      </text:list>
      <text:p text:style-name="P5"/>
      <text:h text:style-name="P3" text:outline-level="3">Un ESB open source</text:h>
      <text:list xml:id="list27557163" text:style-name="L4">
        <text:list-item>
          <text:p text:style-name="P18">La combinaison : ServiceMix , ActiveMQ et Camel</text:p>
        </text:list-item>
        <text:list-item>
          <text:p text:style-name="P18">Les avantages des ESB open source</text:p>
        </text:list-item>
        <text:list-item>
          <text:p text:style-name="P18">ServiceMix : un conteneur léger de services, standard et flexible</text:p>
        </text:list-item>
        <text:list-item>
          <text:p text:style-name="P18">ActiveMQ : le serveur de messages (MOM)</text:p>
        </text:list-item>
        <text:list-item>
          <text:p text:style-name="P18">Camel : implémentation des 'Enterprise Integration Patterns'</text:p>
        </text:list-item>
        <text:list-item>
          <text:p text:style-name="P10">Le déploiement des services métiers</text:p>
        </text:list-item>
      </text:list>
      <text:h text:style-name="P3" text:outline-level="3">Connectivité SMX</text:h>
      <text:list xml:id="list27551987" text:style-name="L5">
        <text:list-item>
          <text:p text:style-name="P19">Relier des systèmes et des protocoles hétérogènes</text:p>
        </text:list-item>
        <text:list-item>
          <text:p text:style-name="P19">Les composants orientés connectivité de ServiceMix : Fichier, HTTP, JMS, WebServices, etc.</text:p>
        </text:list-item>
        <text:list-item>
          <text:p text:style-name="P19">Normalisation des messages</text:p>
        </text:list-item>
        <text:list-item>
          <text:p text:style-name="P11">Implémenter ses propres adaptateurs</text:p>
        </text:list-item>
      </text:list>
      <text:h text:style-name="P3" text:outline-level="3">Connectivité Camel</text:h>
      <text:list xml:id="list27623530" text:continue-numbering="true" text:style-name="L5">
        <text:list-item>
          <text:p text:style-name="P19">Présentation du framework Camel </text:p>
        </text:list-item>
        <text:list-item>
          <text:p text:style-name="P19">Intégration de Camel à ServiceMix</text:p>
        </text:list-item>
        <text:list-item>
          <text:p text:style-name="P19">Les composants orientés connectivité de Camel : Possibilités quasi-infinies</text:p>
          <text:p text:style-name="P19"/>
        </text:list-item>
      </text:list>
      <text:h text:style-name="P3" text:outline-level="3">Routage, transformations et intégration</text:h>
      <text:list xml:id="list27567776" text:style-name="L6">
        <text:list-item>
          <text:p text:style-name="P20">Les patterns de routage : relier dynamiquement les systèmes</text:p>
        </text:list-item>
        <text:list-item>
          <text:p text:style-name="P20">Les patterns de routage complexes et évolués</text:p>
        </text:list-item>
        <text:list-item>
          <text:p text:style-name="P20">Les patterns de transformation : l'intégration des données</text:p>
        </text:list-item>
        <text:list-item>
          <text:p text:style-name="P12">Le pattern VETO / VETRO : 'Validate / Enrich / Transform / Route / Operate'</text:p>
        </text:list-item>
      </text:list>
      <text:h text:style-name="P3" text:outline-level="3">Intégration des Web Services</text:h>
      <text:list xml:id="list27572492" text:style-name="L7">
        <text:list-item>
          <text:p text:style-name="P21">Rappels sur les Web Services</text:p>
        </text:list-item>
        <text:list-item>
          <text:p text:style-name="P21">Lien entre ESB et Web Services</text:p>
        </text:list-item>
        <text:list-item>
          <text:p text:style-name="P21">Le framework Apache CXF et JAX-WS</text:p>
        </text:list-item>
        <text:list-item>
          <text:p text:style-name="P21">Déployer et appeler des Web Service </text:p>
        </text:list-item>
        <text:list-item>
          <text:p text:style-name="P21">Gestion des versions de Web Services grâce à l'ESB</text:p>
        </text:list-item>
        <text:list-item>
          <text:p text:style-name="P13">Orchestration simple de Web Services (BPEL)</text:p>
        </text:list-item>
      </text:list>
      <text:h text:style-name="P3" text:outline-level="3">Gestion des erreurs</text:h>
      <text:list xml:id="list27629627" text:continue-numbering="true" text:style-name="L7">
        <text:list-item>
          <text:p text:style-name="P21">Différents types d'erreur</text:p>
        </text:list-item>
        <text:list-item>
          <text:p text:style-name="P21">Gestion classique et événementielle</text:p>
        </text:list-item>
        <text:list-item>
          <text:p text:style-name="P21">Gestion des erreurs sur routes transactionnelles</text:p>
          <text:p text:style-name="P24"/>
        </text:list-item>
      </text:list>
      <text:h text:style-name="P3" text:outline-level="3">Déployer un environnement de qualité, robuste et fiable</text:h>
      <text:list xml:id="list27554865" text:style-name="L8">
        <text:list-item>
          <text:p text:style-name="P22">Gestion des transactions techniques</text:p>
        </text:list-item>
        <text:list-item>
          <text:p text:style-name="P22">Performances, tuning et multi-threading</text:p>
        </text:list-item>
        <text:list-item>
          <text:p text:style-name="P22">Sécuriser un ESB, authentification et autorisations</text:p>
        </text:list-item>
      </text:list>
      <text:p text:style-name="P5"/>
      <text:h text:style-name="P3" text:outline-level="3">Clustering et haute disponibilité (HA)</text:h>
      <text:list xml:id="list27649340" text:continue-numbering="true" text:style-name="L8">
        <text:list-item>
          <text:p text:style-name="P22">Définir la High Availability (HA)</text:p>
        </text:list-item>
        <text:list-item>
          <text:p text:style-name="P22">Différents types de clusters</text:p>
        </text:list-item>
        <text:list-item>
          <text:p text:style-name="P22">Fonctionnement du clustering SMX / Camel</text:p>
        </text:list-item>
      </text:list>
      <text:p text:style-name="P5"/>
      <text:h text:style-name="P3" text:outline-level="3">Surveiller l'ESB : Monitoring métier et technique</text:h>
      <text:list xml:id="list27569531" text:style-name="L9">
        <text:list-item>
          <text:p text:style-name="P23">Le monitoring dans un contexte distribué</text:p>
        </text:list-item>
        <text:list-item>
          <text:p text:style-name="P23">Les patterns de supervision système : WireTap, Detour</text:p>
        </text:list-item>
        <text:list-item>
          <text:p text:style-name="P23">Le BAM (Business Activity Monitoring)</text:p>
        </text:list-item>
        <text:list-item>
          <text:p text:style-name="P14">Administrer ServiceMix / ActiveMQ / Camel avec JMX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Tahoma1" style:font-size-complex="18pt" style:font-weight-complex="bold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sign-2008_7e_LT_7e_Gliederung_20_1" style:display-name="design-2008~LT~Gliederung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design-2008_7e_LT_7e_Gliederung_20_2" style:display-name="design-2008~LT~Gliederung 2" style:family="paragraph" style:parent-style-name="design-2008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design-2008_7e_LT_7e_Gliederung_20_3" style:display-name="design-2008~LT~Gliederung 3" style:family="paragraph" style:parent-style-name="design-2008_7e_LT_7e_Gliederung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design-2008_7e_LT_7e_Gliederung_20_4" style:display-name="design-2008~LT~Gliederung 4" style:family="paragraph" style:parent-style-name="design-2008_7e_LT_7e_Gliederung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design-2008_7e_LT_7e_Gliederung_20_5" style:display-name="design-2008~LT~Gliederung 5" style:family="paragraph" style:parent-style-name="design-2008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design-2008_7e_LT_7e_Gliederung_20_6" style:display-name="design-2008~LT~Gliederung 6" style:family="paragraph" style:parent-style-name="design-2008_7e_LT_7e_Gliederung_20_5"/>
    <style:style style:name="design-2008_7e_LT_7e_Gliederung_20_7" style:display-name="design-2008~LT~Gliederung 7" style:family="paragraph" style:parent-style-name="design-2008_7e_LT_7e_Gliederung_20_6"/>
    <style:style style:name="design-2008_7e_LT_7e_Gliederung_20_8" style:display-name="design-2008~LT~Gliederung 8" style:family="paragraph" style:parent-style-name="design-2008_7e_LT_7e_Gliederung_20_7"/>
    <style:style style:name="design-2008_7e_LT_7e_Gliederung_20_9" style:display-name="design-2008~LT~Gliederung 9" style:family="paragraph" style:parent-style-name="design-2008_7e_LT_7e_Gliederung_20_8"/>
    <style:style style:name="design-2008_7e_LT_7e_Titel" style:display-name="design-2008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design-2008_7e_LT_7e_Untertitel" style:display-name="design-2008~LT~Untertitel" style:family="paragraph">
      <style:paragraph-properties fo:margin-left="0cm" fo:margin-right="0cm" fo:margin-top="0.245cm" fo:margin-bottom="0cm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font-name="Arial Unicode MS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/>
    </style:style>
    <style:style style:name="design-2008_7e_LT_7e_Notizen" style:display-name="design-2008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sign-2008_7e_LT_7e_Hintergrundobjekte" style:display-name="design-2008~LT~Hintergrundobjekte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design-2008_7e_LT_7e_Hintergrund" style:display-name="design-2008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Plan_20_3" style:display-name="Plan 3" style:family="paragraph" style:parent-style-name="Plan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Plan_20_4" style:display-name="Plan 4" style:family="paragraph" style:parent-style-name="Plan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Plan_20_5" style:display-name="Plan 5" style:family="paragraph" style:parent-style-name="Plan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Delaporte</meta:initial-creator>
    <meta:creation-date>2009-12-15T17:21:41.90</meta:creation-date>
    <meta:generator>OpenOffice.org/3.2$Win32 OpenOffice.org_project/320m12$Build-9483</meta:generator>
    <dc:date>2011-02-07T07:51:01.39</dc:date>
    <dc:creator>Raphaël Delaporte</dc:creator>
    <meta:editing-duration>PT18H28M38S</meta:editing-duration>
    <meta:editing-cycles>122</meta:editing-cycles>
    <meta:document-statistic meta:table-count="0" meta:image-count="0" meta:object-count="0" meta:page-count="1" meta:paragraph-count="77" meta:word-count="550" meta:character-count="3424"/>
  </office:meta>
</office:document-meta>
</file>